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8c49" officeooo:paragraph-rsid="000524d1"/>
    </style:style>
    <style:style style:name="P2" style:family="paragraph" style:parent-style-name="Standard">
      <style:text-properties officeooo:paragraph-rsid="000524d1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style:font-name="Ubuntu" fo:font-size="15pt" officeooo:rsid="000524d1" officeooo:paragraph-rsid="000524d1" style:font-size-asian="15pt" style:font-size-complex="15pt"/>
    </style:style>
    <style:style style:name="P5" style:family="paragraph" style:parent-style-name="Standard">
      <style:text-properties style:font-name="Ubuntu" fo:font-size="15pt" officeooo:rsid="001c8c49" officeooo:paragraph-rsid="000524d1" style:font-size-asian="15pt" style:font-size-complex="15pt"/>
    </style:style>
    <style:style style:name="P6" style:family="paragraph" style:parent-style-name="Standard">
      <style:text-properties style:font-name="Ubuntu" fo:font-size="15pt" officeooo:rsid="000853d5" officeooo:paragraph-rsid="000853d5" style:font-size-asian="15pt" style:font-size-complex="15pt"/>
    </style:style>
    <style:style style:name="P7" style:family="paragraph" style:parent-style-name="Standard">
      <style:text-properties style:font-name="Ubuntu" fo:font-size="15pt" officeooo:rsid="001f6e63" officeooo:paragraph-rsid="000853d5" style:font-size-asian="15pt" style:font-size-complex="15pt"/>
    </style:style>
    <style:style style:name="P8" style:family="paragraph" style:parent-style-name="Standard">
      <style:text-properties style:font-name="Ubuntu" fo:font-size="15pt" officeooo:rsid="00231d4e" officeooo:paragraph-rsid="000853d5" style:font-size-asian="15pt" style:font-size-complex="15pt"/>
    </style:style>
    <style:style style:name="T1" style:family="text">
      <style:text-properties officeooo:rsid="0004efd0"/>
    </style:style>
    <style:style style:name="T2" style:family="text">
      <style:text-properties style:font-name="Ubuntu" officeooo:rsid="0004efd0"/>
    </style:style>
    <style:style style:name="T3" style:family="text">
      <style:text-properties style:font-name="Ubuntu" fo:font-size="14pt" style:font-size-asian="14pt" style:font-size-complex="14pt"/>
    </style:style>
    <style:style style:name="T4" style:family="text">
      <style:text-properties style:font-name="Ubuntu" fo:font-size="14pt" officeooo:rsid="0004efd0" style:font-size-asian="14pt" style:font-size-complex="14pt"/>
    </style:style>
    <style:style style:name="T5" style:family="text">
      <style:text-properties style:font-name="Ubuntu" fo:font-size="14pt" officeooo:rsid="001c8c49" style:font-size-asian="14pt" style:font-size-complex="14pt"/>
    </style:style>
    <style:style style:name="T6" style:family="text">
      <style:text-properties style:font-name="Ubuntu" fo:font-size="14pt" officeooo:rsid="0006e1be" style:font-size-asian="14pt" style:font-size-complex="14pt"/>
    </style:style>
    <style:style style:name="T7" style:family="text">
      <style:text-properties style:font-name="Ubuntu" fo:font-size="14pt" officeooo:rsid="001f6e63" style:font-size-asian="14pt" style:font-size-complex="14pt"/>
    </style:style>
    <style:style style:name="T8" style:family="text">
      <style:text-properties style:font-name="Ubuntu" fo:font-size="18pt" officeooo:rsid="0004efd0" style:font-size-asian="18pt" style:font-size-complex="18pt"/>
    </style:style>
    <style:style style:name="T9" style:family="text">
      <style:text-properties style:font-name="Ubuntu" officeooo:rsid="0006e1be"/>
    </style:style>
    <style:style style:name="T10" style:family="text">
      <style:text-properties style:font-name="Ubuntu" officeooo:rsid="001c8c49"/>
    </style:style>
    <style:style style:name="T11" style:family="text">
      <style:text-properties style:font-name="Ubuntu" fo:font-size="15pt" officeooo:rsid="0006e1be" style:font-size-asian="15pt" style:font-size-complex="15pt"/>
    </style:style>
    <style:style style:name="T12" style:family="text">
      <style:text-properties style:font-name="Ubuntu" fo:font-size="15pt" officeooo:rsid="001c8c49" style:font-size-asian="15pt" style:font-size-complex="15pt"/>
    </style:style>
    <style:style style:name="T13" style:family="text">
      <style:text-properties style:font-name="Ubuntu" fo:font-size="15pt" officeooo:rsid="0004efd0" style:font-size-asian="15pt" style:font-size-complex="15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officeooo:rsid="0006e1be" style:font-size-asian="14pt" style:font-size-complex="14pt"/>
    </style:style>
    <style:style style:name="T16" style:family="text">
      <style:text-properties fo:font-size="14pt" officeooo:rsid="001c8c49" style:font-size-asian="14pt" style:font-size-complex="14pt"/>
    </style:style>
    <style:style style:name="T17" style:family="text">
      <style:text-properties fo:font-size="14pt" officeooo:rsid="0004efd0" style:font-size-asian="14pt" style:font-size-complex="14pt"/>
    </style:style>
    <style:style style:name="T18" style:family="text">
      <style:text-properties fo:font-size="14pt" officeooo:rsid="001f6e63" style:font-size-asian="14pt" style:font-size-complex="14pt"/>
    </style:style>
    <style:style style:name="T19" style:family="text">
      <style:text-properties style:text-position="super 58%"/>
    </style:style>
    <style:style style:name="T20" style:family="text">
      <style:text-properties style:text-position="super 58%" officeooo:rsid="0006e1be"/>
    </style:style>
    <style:style style:name="T21" style:family="text">
      <style:text-properties style:text-position="0% 100%"/>
    </style:style>
    <style:style style:name="T22" style:family="text">
      <style:text-properties officeooo:rsid="0006e1be"/>
    </style:style>
    <style:style style:name="T23" style:family="text">
      <style:text-properties officeooo:rsid="000853d5"/>
    </style:style>
    <style:style style:name="T24" style:family="text">
      <style:text-properties officeooo:rsid="001f6e6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 text:c="11"/><text:span text:style-name="T8">Ansible Notes</text:span></text:p>
      <text:p text:style-name="P1"/>
      <text:p text:style-name="P4">1)You want to used ansible 1<text:span text:style-name="T19">st</text:span> you can install on your system using below command</text:p>
      <text:p text:style-name="P4">2)go to your root directory/etc/ansible/</text:p>
      <text:p text:style-name="P4">cd / going to root</text:p>
      <text:p text:style-name="P4">/etc/ansible/ if ansible directory <text:span text:style-name="T22">1</text:span><text:span text:style-name="T20">st</text:span><text:span text:style-name="T22"> create then use this for use</text:span></text:p>
      <text:p text:style-name="P4">3)in ansible you want to create one playbook for future use </text:p>
      <text:p text:style-name="P5"><text:span text:style-name="T22">4)</text:span>sudo apt-get install python</text:p>
      <text:p text:style-name="P5"><text:span text:style-name="T22">5)</text:span>sudo apt-get install python-pip</text:p>
      <text:p text:style-name="P5"><text:span text:style-name="T22">6)</text:span>pip install ansible</text:p>
      <text:p text:style-name="P5"><text:span text:style-name="T22">7)</text:span>ansible <text:s text:c="14"/><text:span text:style-name="T22">For checking purpose ansible is install succefull or not.</text:span></text:p>
      <text:p text:style-name="P2"><text:span text:style-name="T11">8)</text:span><text:span text:style-name="T12"> pip install --upgrade pip</text:span><text:span text:style-name="T13">ssh -i "ansible key.pem" </text:span><text:a xlink:type="simple" xlink:href="mailto:ubuntu@ec2-13-126-13-140.ap-south-1.compute.amazonaws.com" text:style-name="Internet_20_link" text:visited-style-name="Visited_20_Internet_20_Link"><text:span text:style-name="T13">ubuntu@ec2-13-126-13-140.ap-south-1.compute.amazonaws.com</text:span></text:a></text:p>
      <text:p text:style-name="P6"><text:span text:style-name="T1">9</text:span>)<text:span text:style-name="T24">sudo vim test.yml</text:span></text:p>
      <text:p text:style-name="P7"><text:span text:style-name="T23">10)</text:span> ansible-playbook test.yml –syntax-check</text:p>
      <text:p text:style-name="P7"><text:span text:style-name="T23">11)</text:span> ansible-playbook test.yml --check --private-key /home/rasam77/Desktop/ansible/ansiblekey.pem</text:p>
      <text:p text:style-name="P7"><text:span text:style-name="T23">12)</text:span> ansible-playbook test.yml --private-key /home/rasam77/Desktop/ansible/ansiblekey.pem</text:p>
      <text:p text:style-name="P6">13)for example</text:p>
      <text:p text:style-name="P6">vim filename.yml</text:p>
      <text:p text:style-name="P6"/>
      <text:p text:style-name="P8">---</text:p>
      <text:p text:style-name="P8">- name: create sample file playbook</text:p>
      <text:p text:style-name="P8"><text:s text:c="2"/>hosts: all</text:p>
      <text:p text:style-name="P8"><text:s text:c="2"/>vars:</text:p>
      <text:p text:style-name="P8"><text:s text:c="4"/>file_name: test.txt</text:p>
      <text:p text:style-name="P8"><text:s text:c="2"/>remote_user: ubuntu</text:p>
      <text:p text:style-name="P8"><text:s text:c="2"/>tasks:</text:p>
      <text:p text:style-name="P8"><text:s text:c="2"/>- name: check file exits abc.txt</text:p>
      <text:p text:style-name="P8"><text:s text:c="4"/>file: path=/home/ubuntu/{{file_name }} state=touch</text:p>
      <text:p text:style-name="P8"><text:s text:c="2"/>- name: install nginx</text:p>
      <text:p text:style-name="P8"><text:s text:c="4"/>shell: sudo apt-get install nginx -y</text:p>
      <text:p text:style-name="P8"><text:s text:c="4"/>notify: nginx start handler</text:p>
      <text:p text:style-name="P8"><text:s text:c="2"/>handlers:</text:p>
      <text:p text:style-name="P8"><text:s text:c="2"/>- name: nginx start handler</text:p>
      <text:p text:style-name="P8"><text:s text:c="4"/>service: name=nginx state=started</text:p>
      <text:p text:style-name="P8"><text:span text:style-name="T1"><text:s text:c="4"/>become: tru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19:16:38.786981553</meta:creation-date>
    <dc:date>2018-02-19T20:36:34.525043496</dc:date>
    <meta:editing-duration>PT8M5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33" meta:word-count="155" meta:character-count="1224" meta:non-whitespace-character-count="1040"/>
  </office:meta>
</office:document-meta>
</file>